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1.625in" style:rel-column-width="2340*"/>
    </style:style>
    <style:style style:name="Table1.C" style:family="table-column">
      <style:table-column-properties style:column-width="3.1125in" style:rel-column-width="4482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ffff" fo:padding="0.0382in" fo:border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8pt" officeooo:rsid="001c24b3" officeooo:paragraph-rsid="001c24b3" style:font-size-asian="18pt" style:font-size-complex="18pt"/>
    </style:style>
    <style:style style:name="P2" style:family="paragraph" style:parent-style-name="Standard">
      <style:text-properties fo:font-size="18pt" officeooo:rsid="001ea929" officeooo:paragraph-rsid="001ea929" style:font-size-asian="18pt" style:font-size-complex="18pt"/>
    </style:style>
    <style:style style:name="P3" style:family="paragraph" style:parent-style-name="Standard">
      <style:text-properties fo:font-size="18pt" officeooo:rsid="0020c9b0" officeooo:paragraph-rsid="0020c9b0" style:font-size-asian="18pt" style:font-size-complex="18pt"/>
    </style:style>
    <style:style style:name="P4" style:family="paragraph" style:parent-style-name="Standard">
      <style:text-properties fo:font-size="18pt" officeooo:rsid="0020c9b0" officeooo:paragraph-rsid="002188b8" style:font-size-asian="18pt" style:font-size-complex="18pt"/>
    </style:style>
    <style:style style:name="P5" style:family="paragraph" style:parent-style-name="Standard">
      <style:text-properties fo:font-size="18pt" officeooo:rsid="001c24b3" officeooo:paragraph-rsid="001cfbbd" style:font-size-asian="18pt" style:font-size-complex="18pt"/>
    </style:style>
    <style:style style:name="P6" style:family="paragraph" style:parent-style-name="Standard">
      <style:text-properties fo:font-size="18pt" officeooo:rsid="001c24b3" officeooo:paragraph-rsid="0020f07c" style:font-size-asian="18pt" style:font-size-complex="18pt"/>
    </style:style>
    <style:style style:name="P7" style:family="paragraph" style:parent-style-name="Standard">
      <style:text-properties fo:font-size="18pt" officeooo:rsid="002188b8" officeooo:paragraph-rsid="002188b8" style:font-size-asian="18pt" style:font-size-complex="18pt"/>
    </style:style>
    <style:style style:name="P8" style:family="paragraph" style:parent-style-name="Standard">
      <style:text-properties fo:font-size="18pt" fo:font-weight="bold" officeooo:rsid="0020c9b0" officeooo:paragraph-rsid="0020c9b0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24b3" officeooo:paragraph-rsid="001c24b3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ea929" officeooo:paragraph-rsid="001ea929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fo:font-size="18pt" officeooo:rsid="0020f07c" officeooo:paragraph-rsid="0020f07c" style:font-size-asian="18pt" style:font-size-complex="18pt"/>
    </style:style>
    <style:style style:name="P12" style:family="paragraph" style:parent-style-name="Table_20_Contents">
      <style:text-properties fo:font-size="18pt" officeooo:paragraph-rsid="0020f07c" style:font-size-asian="18pt" style:font-size-complex="18pt"/>
    </style:style>
    <style:style style:name="P13" style:family="paragraph" style:parent-style-name="Table_20_Contents">
      <style:text-properties fo:font-size="18pt" officeooo:rsid="002188b8" officeooo:paragraph-rsid="002188b8" style:font-size-asian="18pt" style:font-size-complex="18pt"/>
    </style:style>
    <style:style style:name="P14" style:family="paragraph" style:parent-style-name="Table_20_Contents">
      <style:text-properties fo:font-size="18pt" fo:font-weight="bold" officeooo:rsid="0020f07c" officeooo:paragraph-rsid="0020f07c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fo:font-size="18pt" fo:font-weight="bold" officeooo:rsid="002188b8" officeooo:paragraph-rsid="002188b8" style:font-size-asian="18pt" style:font-weight-asian="bold" style:font-size-complex="18pt" style:font-weight-complex="bold"/>
    </style:style>
    <style:style style:name="T1" style:family="text">
      <style:text-properties officeooo:rsid="001cfbbd"/>
    </style:style>
    <style:style style:name="T2" style:family="text">
      <style:text-properties officeooo:rsid="0020c9b0"/>
    </style:style>
    <style:style style:name="T3" style:family="text">
      <style:text-properties officeooo:rsid="0020f07c"/>
    </style:style>
    <style:style style:name="T4" style:family="text">
      <style:text-properties officeooo:rsid="002188b8"/>
    </style:style>
    <style:style style:name="T5" style:family="text">
      <style:text-properties officeooo:rsid="00224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le</text:p>
      <text:p text:style-name="P3">Clustering <text:span text:style-name="T3">on the </text:span>20Newsgroup <text:span text:style-name="T3">D</text:span>ataset </text:p>
      <text:p text:style-name="P3"/>
      <text:p text:style-name="P9">Domain</text:p>
      <text:p text:style-name="P3">The goal of the project is to <text:span text:style-name="T3">parse the newsgroup messages of <text:s/>2-3 categories of the 20Newsgroup dataset, apply word2vec technique and attempt to run some form clustering on them.</text:span></text:p>
      <text:p text:style-name="P5"/>
      <text:p text:style-name="P9">Data</text:p>
      <text:p text:style-name="P4"><text:span text:style-name="T4">Starting from the <text:s/>original </text:span>20 Newsgroup Dataset <text:span text:style-name="T4">(http://qwone.com/~jason/20Newsgroups/20news-19997.tar.gz)</text:span></text:p>
      <text:p text:style-name="P7">the following data would be extracted: 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Variable Name</text:p>
          </table:table-cell>
          <table:table-cell table:style-name="Table1.A1" office:value-type="string">
            <text:p text:style-name="P14">Type</text:p>
          </table:table-cell>
          <table:table-cell table:style-name="Table1.C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Path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3">File System Path</text:p>
          </table:table-cell>
        </table:table-row>
        <table:table-row>
          <table:table-cell table:style-name="Table1.A2" office:value-type="string">
            <text:p text:style-name="P11">Category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3">Newsgroup Category</text:p>
          </table:table-cell>
        </table:table-row>
        <table:table-row>
          <table:table-cell table:style-name="Table1.A2" office:value-type="string">
            <text:p text:style-name="P11">Filename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3">Post number</text:p>
          </table:table-cell>
        </table:table-row>
        <table:table-row>
          <table:table-cell table:style-name="Table1.A2" office:value-type="string">
            <text:p text:style-name="P11">Raw Text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3">Raw text of the message</text:p>
          </table:table-cell>
        </table:table-row>
        <table:table-row>
          <table:table-cell table:style-name="Table1.A2" office:value-type="string">
            <text:p text:style-name="P11">Modeling Text</text:p>
          </table:table-cell>
          <table:table-cell table:style-name="Table1.A2" office:value-type="string">
            <text:p text:style-name="P11">List of Strings</text:p>
          </table:table-cell>
          <table:table-cell table:style-name="Table1.C2" office:value-type="string">
            <text:p text:style-name="P13">Unigram and Bigram</text:p>
            <text:p text:style-name="P13">of the text cleaned by</text:p>
            <text:p text:style-name="P13">header, footer and quoted text</text:p>
          </table:table-cell>
        </table:table-row>
      </table:table>
      <text:p text:style-name="P6"/>
      <text:p text:style-name="P10">Pipeline:</text:p>
      <text:p text:style-name="P2">- Ex<text:span text:style-name="T2">tract 3 categories from 20Newsgroup dataset</text:span></text:p>
      <text:p text:style-name="P2">- <text:span text:style-name="T5">Produce Modeling Text</text:span></text:p>
      <text:p text:style-name="P2">- <text:span text:style-name="T5">Evaluate Clustering through K-Means</text:span></text:p>
      <text:p text:style-name="P1"/>
      <text:p text:style-name="P9">Known Unknown</text:p>
      <text:p text:style-name="P1">- <text:span text:style-name="T1">Dimensionality Redu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07:57.880194252</meta:creation-date>
    <meta:editing-duration>PT7M24S</meta:editing-duration>
    <meta:editing-cycles>2</meta:editing-cycles>
    <meta:generator>LibreOffice/5.1.6.2$Linux_X86_64 LibreOffice_project/10m0$Build-2</meta:generator>
    <dc:date>2018-05-23T14:46:23.460602162</dc:date>
    <meta:document-statistic meta:table-count="1" meta:image-count="0" meta:object-count="0" meta:page-count="1" meta:paragraph-count="33" meta:word-count="117" meta:character-count="779" meta:non-whitespace-character-count="691"/>
  </office:meta>
</office:document-meta>
</file>